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.format( int n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format( int numFracDigits , double f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simple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at.formatPaddRight( int numFracDigits , double f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format( String s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formatPaddLeft( String s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formatPaddRight( int numFracDigits , float f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.format( int numFracDigits , float f ,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